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_20_-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fo:background-color="#00a93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4">
      <style:table-cell-properties fo:background-color="#c9211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 -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1" table:default-cell-style-name="ce9"/>
        <table:table-column table:style-name="co1" table:number-columns-repeated="2" table:default-cell-style-name="ce2"/>
        <table:table-column table:style-name="co2" table:number-columns-repeated="59" table:default-cell-style-name="Default"/>
        <table:table-row table:style-name="ro1">
          <table:table-cell table:style-name="ce1" office:value-type="string" calcext:value-type="string">
            <text:p>Date(UTC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symbo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20:32:37</text:p>
          </table:table-cell>
          <table:table-cell office:value-type="string" calcext:value-type="string">
            <text:p>COMMISSION_REBATE</text:p>
          </table:table-cell>
          <table:table-cell office:value-type="float" office:value="0.00414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20:32:37</text:p>
          </table:table-cell>
          <table:table-cell office:value-type="string" calcext:value-type="string">
            <text:p>COMMISSION</text:p>
          </table:table-cell>
          <table:table-cell office:value-type="float" office:value="-0.04140001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20:32:37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0.30891" calcext:value-type="float">
            <text:p>0.3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20:17:25</text:p>
          </table:table-cell>
          <table:table-cell office:value-type="string" calcext:value-type="string">
            <text:p>COMMISSION_REBATE</text:p>
          </table:table-cell>
          <table:table-cell office:value-type="float" office:value="0.00207618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20:17:25</text:p>
          </table:table-cell>
          <table:table-cell office:value-type="string" calcext:value-type="string">
            <text:p>COMMISSION</text:p>
          </table:table-cell>
          <table:table-cell office:value-type="float" office:value="-0.02076178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7:48:46</text:p>
          </table:table-cell>
          <table:table-cell office:value-type="string" calcext:value-type="string">
            <text:p>COMMISSION_REBATE</text:p>
          </table:table-cell>
          <table:table-cell office:value-type="float" office:value="0.004158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7:48:46</text:p>
          </table:table-cell>
          <table:table-cell office:value-type="string" calcext:value-type="string">
            <text:p>COMMISSION</text:p>
          </table:table-cell>
          <table:table-cell office:value-type="float" office:value="-0.04158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7:48:46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34482" calcext:value-type="float">
            <text:p>-0.3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6:02:05</text:p>
          </table:table-cell>
          <table:table-cell office:value-type="string" calcext:value-type="string">
            <text:p>COMMISSION_REBATE</text:p>
          </table:table-cell>
          <table:table-cell office:value-type="float" office:value="0.00414421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16:02:05</text:p>
          </table:table-cell>
          <table:table-cell office:value-type="string" calcext:value-type="string">
            <text:p>COMMISSION</text:p>
          </table:table-cell>
          <table:table-cell office:value-type="float" office:value="-0.04144207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5:32:54</text:p>
          </table:table-cell>
          <table:table-cell office:value-type="string" calcext:value-type="string">
            <text:p>COMMISSION_REBATE</text:p>
          </table:table-cell>
          <table:table-cell office:value-type="float" office:value="0.00413874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5:32:54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0.47934" calcext:value-type="float">
            <text:p>0.48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5:32:54</text:p>
          </table:table-cell>
          <table:table-cell office:value-type="string" calcext:value-type="string">
            <text:p>COMMISSION</text:p>
          </table:table-cell>
          <table:table-cell office:value-type="float" office:value="-0.04138744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5:00:19</text:p>
          </table:table-cell>
          <table:table-cell office:value-type="string" calcext:value-type="string">
            <text:p>COMMISSION_REBATE</text:p>
          </table:table-cell>
          <table:table-cell office:value-type="float" office:value="0.0020789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15:00:19</text:p>
          </table:table-cell>
          <table:table-cell office:value-type="string" calcext:value-type="string">
            <text:p>COMMISSION</text:p>
          </table:table-cell>
          <table:table-cell office:value-type="float" office:value="-0.02078959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3:58:07</text:p>
          </table:table-cell>
          <table:table-cell office:value-type="string" calcext:value-type="string">
            <text:p>COMMISSION_REBATE</text:p>
          </table:table-cell>
          <table:table-cell office:value-type="float" office:value="0.00418072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3:58:07</text:p>
          </table:table-cell>
          <table:table-cell office:value-type="string" calcext:value-type="string">
            <text:p>COMMISSION</text:p>
          </table:table-cell>
          <table:table-cell office:value-type="float" office:value="-0.04180719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3:58:07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4296" calcext:value-type="float">
            <text:p>-0.43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13:26:06</text:p>
          </table:table-cell>
          <table:table-cell office:value-type="string" calcext:value-type="string">
            <text:p>COMMISSION_REBATE</text:p>
          </table:table-cell>
          <table:table-cell office:value-type="float" office:value="0.00208177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13:26:06</text:p>
          </table:table-cell>
          <table:table-cell office:value-type="string" calcext:value-type="string">
            <text:p>COMMISSION</text:p>
          </table:table-cell>
          <table:table-cell office:value-type="float" office:value="-0.02081767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4:22:08</text:p>
          </table:table-cell>
          <table:table-cell office:value-type="string" calcext:value-type="string">
            <text:p>COMMISSION_REBATE</text:p>
          </table:table-cell>
          <table:table-cell office:value-type="float" office:value="0.0041474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4:22:08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0.57042" calcext:value-type="float">
            <text:p>0.57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4:22:08</text:p>
          </table:table-cell>
          <table:table-cell office:value-type="string" calcext:value-type="string">
            <text:p>COMMISSION</text:p>
          </table:table-cell>
          <table:table-cell office:value-type="float" office:value="-0.04147396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4:04:44</text:p>
          </table:table-cell>
          <table:table-cell office:value-type="string" calcext:value-type="string">
            <text:p>COMMISSION_REBATE</text:p>
          </table:table-cell>
          <table:table-cell office:value-type="float" office:value="0.00206229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04:04:44</text:p>
          </table:table-cell>
          <table:table-cell office:value-type="string" calcext:value-type="string">
            <text:p>COMMISSION</text:p>
          </table:table-cell>
          <table:table-cell office:value-type="float" office:value="-0.0206229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2:48:26</text:p>
          </table:table-cell>
          <table:table-cell office:value-type="string" calcext:value-type="string">
            <text:p>COMMISSION_REBATE</text:p>
          </table:table-cell>
          <table:table-cell office:value-type="float" office:value="0.004098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2:48:26</text:p>
          </table:table-cell>
          <table:table-cell office:value-type="string" calcext:value-type="string">
            <text:p>COMMISSION</text:p>
          </table:table-cell>
          <table:table-cell office:value-type="float" office:value="-0.04098601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2:48:26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26436" calcext:value-type="float">
            <text:p>-0.26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2:22:05</text:p>
          </table:table-cell>
          <table:table-cell office:value-type="string" calcext:value-type="string">
            <text:p>COMMISSION_REBATE</text:p>
          </table:table-cell>
          <table:table-cell office:value-type="float" office:value="0.00136268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2:22:05</text:p>
          </table:table-cell>
          <table:table-cell office:value-type="string" calcext:value-type="string">
            <text:p>COMMISSION</text:p>
          </table:table-cell>
          <table:table-cell office:value-type="float" office:value="-0.01362675" calcext:value-type="float">
            <text:p>-0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7 02:22:05</text:p>
          </table:table-cell>
          <table:table-cell office:value-type="string" calcext:value-type="string">
            <text:p>COMMISSION_REBATE</text:p>
          </table:table-cell>
          <table:table-cell office:value-type="float" office:value="0.00272535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7 02:22:05</text:p>
          </table:table-cell>
          <table:table-cell office:value-type="string" calcext:value-type="string">
            <text:p>COMMISSION</text:p>
          </table:table-cell>
          <table:table-cell office:value-type="float" office:value="-0.02725351" calcext:value-type="float">
            <text:p>-0.03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22:03:29</text:p>
          </table:table-cell>
          <table:table-cell office:value-type="string" calcext:value-type="string">
            <text:p>COMMISSION_REBATE</text:p>
          </table:table-cell>
          <table:table-cell office:value-type="float" office:value="0.0040664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22:03:29</text:p>
          </table:table-cell>
          <table:table-cell office:value-type="string" calcext:value-type="string">
            <text:p>COMMISSION</text:p>
          </table:table-cell>
          <table:table-cell office:value-type="float" office:value="-0.040664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22:03:29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4137" calcext:value-type="float">
            <text:p>-0.4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22:00:43</text:p>
          </table:table-cell>
          <table:table-cell office:value-type="string" calcext:value-type="string">
            <text:p>COMMISSION_REBATE</text:p>
          </table:table-cell>
          <table:table-cell office:value-type="float" office:value="0.00202493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22:00:43</text:p>
          </table:table-cell>
          <table:table-cell office:value-type="string" calcext:value-type="string">
            <text:p>COMMISSION</text:p>
          </table:table-cell>
          <table:table-cell office:value-type="float" office:value="-0.02024926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6:59:43</text:p>
          </table:table-cell>
          <table:table-cell office:value-type="string" calcext:value-type="string">
            <text:p>COMMISSION_REBATE</text:p>
          </table:table-cell>
          <table:table-cell office:value-type="float" office:value="0.0040799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6:59:43</text:p>
          </table:table-cell>
          <table:table-cell office:value-type="string" calcext:value-type="string">
            <text:p>COMMISSION</text:p>
          </table:table-cell>
          <table:table-cell office:value-type="float" office:value="-0.0407996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6:59:43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36603" calcext:value-type="float">
            <text:p>-0.37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6:51:14</text:p>
          </table:table-cell>
          <table:table-cell office:value-type="string" calcext:value-type="string">
            <text:p>COMMISSION</text:p>
          </table:table-cell>
          <table:table-cell office:value-type="float" office:value="-0.02032659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16:51:14</text:p>
          </table:table-cell>
          <table:table-cell office:value-type="string" calcext:value-type="string">
            <text:p>COMMISSION_REBATE</text:p>
          </table:table-cell>
          <table:table-cell office:value-type="float" office:value="0.0020326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1:45:48</text:p>
          </table:table-cell>
          <table:table-cell office:value-type="string" calcext:value-type="string">
            <text:p>COMMISSION_REBATE</text:p>
          </table:table-cell>
          <table:table-cell office:value-type="float" office:value="0.00544769" calcext:value-type="float">
            <text:p>0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1:45:48</text:p>
          </table:table-cell>
          <table:table-cell office:value-type="string" calcext:value-type="string">
            <text:p>COMMISSION</text:p>
          </table:table-cell>
          <table:table-cell office:value-type="float" office:value="-0.05447689" calcext:value-type="float">
            <text:p>-0.05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1:45:48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70572" calcext:value-type="float">
            <text:p>-0.7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1:08:10</text:p>
          </table:table-cell>
          <table:table-cell office:value-type="string" calcext:value-type="string">
            <text:p>COMMISSION_REBATE</text:p>
          </table:table-cell>
          <table:table-cell office:value-type="float" office:value="0.00270973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11:08:10</text:p>
          </table:table-cell>
          <table:table-cell office:value-type="string" calcext:value-type="string">
            <text:p>COMMISSION</text:p>
          </table:table-cell>
          <table:table-cell office:value-type="float" office:value="-0.0270973" calcext:value-type="float">
            <text:p>-0.03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0:50:38</text:p>
          </table:table-cell>
          <table:table-cell office:value-type="string" calcext:value-type="string">
            <text:p>COMMISSION_REBATE</text:p>
          </table:table-cell>
          <table:table-cell office:value-type="float" office:value="0.00405324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0:50:38</text:p>
          </table:table-cell>
          <table:table-cell office:value-type="string" calcext:value-type="string">
            <text:p>COMMISSION</text:p>
          </table:table-cell>
          <table:table-cell office:value-type="float" office:value="-0.04053237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10:50:38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1.34319" calcext:value-type="float">
            <text:p>1.3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09:48:21</text:p>
          </table:table-cell>
          <table:table-cell office:value-type="string" calcext:value-type="string">
            <text:p>COMMISSION_REBATE</text:p>
          </table:table-cell>
          <table:table-cell office:value-type="float" office:value="0.00205348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09:48:21</text:p>
          </table:table-cell>
          <table:table-cell office:value-type="string" calcext:value-type="string">
            <text:p>COMMISSION</text:p>
          </table:table-cell>
          <table:table-cell office:value-type="float" office:value="-0.02053482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00:10:54</text:p>
          </table:table-cell>
          <table:table-cell office:value-type="string" calcext:value-type="string">
            <text:p>COMMISSION_REBATE</text:p>
          </table:table-cell>
          <table:table-cell office:value-type="float" office:value="0.00543592" calcext:value-type="float">
            <text:p>0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00:10:54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81976" calcext:value-type="float">
            <text:p>-0.8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00:10:54</text:p>
          </table:table-cell>
          <table:table-cell office:value-type="string" calcext:value-type="string">
            <text:p>COMMISSION</text:p>
          </table:table-cell>
          <table:table-cell office:value-type="float" office:value="-0.05435918" calcext:value-type="float">
            <text:p>-0.05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6 00:05:18</text:p>
          </table:table-cell>
          <table:table-cell office:value-type="string" calcext:value-type="string">
            <text:p>COMMISSION_REBATE</text:p>
          </table:table-cell>
          <table:table-cell office:value-type="float" office:value="0.0027015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6 00:05:18</text:p>
          </table:table-cell>
          <table:table-cell office:value-type="string" calcext:value-type="string">
            <text:p>COMMISSION</text:p>
          </table:table-cell>
          <table:table-cell office:value-type="float" office:value="-0.02701564" calcext:value-type="float">
            <text:p>-0.03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21:13:40</text:p>
          </table:table-cell>
          <table:table-cell office:value-type="string" calcext:value-type="string">
            <text:p>COMMISSION_REBATE</text:p>
          </table:table-cell>
          <table:table-cell office:value-type="float" office:value="0.00545013" calcext:value-type="float">
            <text:p>0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21:13:40</text:p>
          </table:table-cell>
          <table:table-cell office:value-type="string" calcext:value-type="string">
            <text:p>COMMISSION</text:p>
          </table:table-cell>
          <table:table-cell office:value-type="float" office:value="-0.05450128" calcext:value-type="float">
            <text:p>-0.05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21:13:40</text:p>
          </table:table-cell>
          <table:table-cell office:value-type="string" calcext:value-type="string">
            <text:p>REALIZED_PNL</text:p>
          </table:table-cell>
          <table:table-cell table:style-name="ce11" office:value-type="float" office:value="-0.45316" calcext:value-type="float">
            <text:p>-0.45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21:01:24</text:p>
          </table:table-cell>
          <table:table-cell office:value-type="string" calcext:value-type="string">
            <text:p>COMMISSION_REBATE</text:p>
          </table:table-cell>
          <table:table-cell office:value-type="float" office:value="0.00271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21:01:24</text:p>
          </table:table-cell>
          <table:table-cell office:value-type="string" calcext:value-type="string">
            <text:p>COMMISSION</text:p>
          </table:table-cell>
          <table:table-cell office:value-type="float" office:value="-0.02716" calcext:value-type="float">
            <text:p>-0.03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4:07:05</text:p>
          </table:table-cell>
          <table:table-cell office:value-type="string" calcext:value-type="string">
            <text:p>COMMISSION</text:p>
          </table:table-cell>
          <table:table-cell office:value-type="float" office:value="-0.04105118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4:07:05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0.81591" calcext:value-type="float">
            <text:p>0.8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4:07:05</text:p>
          </table:table-cell>
          <table:table-cell office:value-type="string" calcext:value-type="string">
            <text:p>COMMISSION_REBATE</text:p>
          </table:table-cell>
          <table:table-cell office:value-type="float" office:value="0.00410512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2:35:24</text:p>
          </table:table-cell>
          <table:table-cell office:value-type="string" calcext:value-type="string">
            <text:p>COMMISSION_REBATE</text:p>
          </table:table-cell>
          <table:table-cell office:value-type="float" office:value="0.00206888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02:35:24</text:p>
          </table:table-cell>
          <table:table-cell office:value-type="string" calcext:value-type="string">
            <text:p>COMMISSION</text:p>
          </table:table-cell>
          <table:table-cell office:value-type="float" office:value="-0.02068877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2:25:05</text:p>
          </table:table-cell>
          <table:table-cell office:value-type="string" calcext:value-type="string">
            <text:p>COMMISSION_REBATE</text:p>
          </table:table-cell>
          <table:table-cell office:value-type="float" office:value="0.00412143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2:25:05</text:p>
          </table:table-cell>
          <table:table-cell office:value-type="string" calcext:value-type="string">
            <text:p>COMMISSION</text:p>
          </table:table-cell>
          <table:table-cell office:value-type="float" office:value="-0.04121427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2:25:05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1.01397" calcext:value-type="float">
            <text:p>1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1:41:54</text:p>
          </table:table-cell>
          <table:table-cell office:value-type="string" calcext:value-type="string">
            <text:p>COMMISSION_REBATE</text:p>
          </table:table-cell>
          <table:table-cell office:value-type="float" office:value="0.00208099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01:41:54</text:p>
          </table:table-cell>
          <table:table-cell office:value-type="string" calcext:value-type="string">
            <text:p>COMMISSION</text:p>
          </table:table-cell>
          <table:table-cell office:value-type="float" office:value="-0.02080993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1:27:04</text:p>
          </table:table-cell>
          <table:table-cell office:value-type="string" calcext:value-type="string">
            <text:p>COMMISSION</text:p>
          </table:table-cell>
          <table:table-cell office:value-type="float" office:value="-0.04155841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1:27:04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1.10211" calcext:value-type="float">
            <text:p>1.1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1:27:04</text:p>
          </table:table-cell>
          <table:table-cell office:value-type="string" calcext:value-type="string">
            <text:p>COMMISSION_REBATE</text:p>
          </table:table-cell>
          <table:table-cell office:value-type="float" office:value="0.00415584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0:27:09</text:p>
          </table:table-cell>
          <table:table-cell office:value-type="string" calcext:value-type="string">
            <text:p>COMMISSION_REBATE</text:p>
          </table:table-cell>
          <table:table-cell office:value-type="float" office:value="0.0020999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5 00:27:09</text:p>
          </table:table-cell>
          <table:table-cell office:value-type="string" calcext:value-type="string">
            <text:p>COMMISSION</text:p>
          </table:table-cell>
          <table:table-cell office:value-type="float" office:value="-0.02099962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0:01:41</text:p>
          </table:table-cell>
          <table:table-cell office:value-type="string" calcext:value-type="string">
            <text:p>COMMISSION_REBATE</text:p>
          </table:table-cell>
          <table:table-cell office:value-type="float" office:value="0.00420097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0:01:41</text:p>
          </table:table-cell>
          <table:table-cell office:value-type="string" calcext:value-type="string">
            <text:p>COMMISSION</text:p>
          </table:table-cell>
          <table:table-cell office:value-type="float" office:value="-0.0420097" calcext:value-type="float">
            <text:p>-0.04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0:01:41</text:p>
          </table:table-cell>
          <table:table-cell office:value-type="string" calcext:value-type="string">
            <text:p>REALIZED_PNL</text:p>
          </table:table-cell>
          <table:table-cell table:style-name="ce10" office:value-type="float" office:value="1.00575" calcext:value-type="float">
            <text:p>1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5 00:00:00</text:p>
          </table:table-cell>
          <table:table-cell office:value-type="string" calcext:value-type="string">
            <text:p>FUNDING_FEE</text:p>
          </table:table-cell>
          <table:table-cell office:value-type="float" office:value="0.01058395" calcext:value-type="float">
            <text:p>0.01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21-07-04 23:13:20</text:p>
          </table:table-cell>
          <table:table-cell office:value-type="string" calcext:value-type="string">
            <text:p>COMMISSION_REBATE</text:p>
          </table:table-cell>
          <table:table-cell office:value-type="float" office:value="0.0021206" calcext:value-type="float">
            <text:p>0.00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2021-07-04 23:13:20</text:p>
          </table:table-cell>
          <table:table-cell office:value-type="string" calcext:value-type="string">
            <text:p>COMMISSION</text:p>
          </table:table-cell>
          <table:table-cell office:value-type="float" office:value="-0.021206" calcext:value-type="float">
            <text:p>-0.02</text:p>
          </table:table-cell>
          <table:table-cell office:value-type="string" calcext:value-type="string">
            <text:p>USDT</text:p>
          </table:table-cell>
          <table:table-cell office:value-type="string" calcext:value-type="string">
            <text:p>BTCUSDT</text:p>
          </table:table-cell>
          <table:table-cell table:number-columns-repeated="59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61"/>
        </table:table-row>
        <table:table-row table:style-name="ro1">
          <table:table-cell table:style-name="Default" table:number-columns-repeated="2"/>
          <table:table-cell table:style-name="Default" table:formula="of:=SUM([.C2:.C84])" office:value-type="float" office:value="1.87095065" calcext:value-type="float">
            <text:p>1.87095065</text:p>
          </table:table-cell>
          <table:table-cell table:style-name="Default" table:number-columns-repeated="2"/>
          <table:table-cell table:number-columns-repeated="59"/>
        </table:table-row>
        <table:table-row table:style-name="ro1">
          <table:table-cell table:style-name="Default" table:number-columns-repeated="2"/>
          <table:table-cell table:style-name="Default" table:formula="of:=SUM([.C4];[.C8];[.C13];[.C19];[.C23];[.C29];[.C36];[.C41];[.C46];[.C51];[.C55];[.C61];[.C65];[.C71];[.C75];[.C81])" office:value-type="float" office:value="3.14569" calcext:value-type="float">
            <text:p>3.14569</text:p>
          </table:table-cell>
          <table:table-cell table:style-name="Default" table:number-columns-repeated="2"/>
          <table:table-cell table:number-columns-repeated="59"/>
        </table:table-row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 table:number-columns-repeated="2"/>
          <table:table-cell table:style-name="Default" table:formula="of:= [.C88]-[.C87]" office:value-type="float" office:value="1.27473935" calcext:value-type="float">
            <text:p>1.27473935</text:p>
          </table:table-cell>
          <table:table-cell table:style-name="Default" table:number-columns-repeated="2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 style:data-style-name="N2" text:time-value="23:15:52.064670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_20_-1" style:display-name="PageStyle_sheet1 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9:34:21</meta:creation-date>
    <meta:initial-creator>Apache POI</meta:initial-creator>
    <meta:generator>LibreOffice/7.1.4.2$Linux_X86_64 LibreOffice_project/10$Build-2</meta:generator>
    <dc:date>2021-07-12T00:08:58.069854606</dc:date>
    <meta:editing-duration>PT11M21S</meta:editing-duration>
    <meta:editing-cycles>2</meta:editing-cycles>
    <meta:document-statistic meta:table-count="1" meta:cell-count="423" meta:object-count="0"/>
  </office:meta>
</office:document-meta>
</file>